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paragraph-properties fo:margin-top="0cm" fo:margin-bottom="0cm" style:contextual-spacing="false"/>
      <style:text-properties style:font-name="Liberation Serif" fo:font-size="9pt" style:font-size-asian="9pt" style:font-size-complex="9pt"/>
    </style:style>
    <style:style style:name="P2"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fo:background-color="#000000" style:font-size-asian="10pt" style:font-size-complex="10pt"/>
    </style:style>
    <style:style style:name="P3" style:family="paragraph" style:parent-style-name="Heading_20_2">
      <loext:graphic-properties draw:fill="solid" draw:fill-color="#dcdded" draw:opacity="100%"/>
      <style:paragraph-properties fo:margin-left="0cm" fo:margin-right="0cm" fo:margin-top="0.051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fo:background-color="#000000" style:font-size-asian="10pt" style:font-size-complex="10pt"/>
    </style:style>
    <style:style style:name="P4"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officeooo:paragraph-rsid="001d9951" fo:background-color="#000000" style:font-size-asian="10pt" style:font-size-complex="10pt"/>
    </style:style>
    <style:style style:name="P5"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6"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7"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8"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1d9951" style:font-size-asian="9pt" style:font-size-complex="9pt"/>
    </style:style>
    <style:style style:name="P9"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1f06c2" style:font-size-asian="9pt" style:font-size-complex="9pt"/>
    </style:style>
    <style:style style:name="P10"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484848" loext:opacity="100%" style:font-name="Liberation Serif" fo:font-size="9pt" fo:letter-spacing="normal" fo:font-style="normal" fo:font-weight="normal" style:font-size-asian="9pt" style:font-size-complex="9pt"/>
    </style:style>
    <style:style style:name="P11"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cc" loext:opacity="100%" style:text-line-through-style="none" style:text-line-through-type="none" style:font-name="Liberation Serif" fo:font-size="9pt" fo:letter-spacing="normal" fo:font-style="normal" style:text-underline-style="none" fo:font-weight="normal" style:text-blinking="false" style:font-size-asian="9pt" style:font-size-complex="9pt"/>
    </style:style>
    <style:style style:name="P12" style:family="paragraph" style:parent-style-name="List_20_Heading">
      <style:paragraph-properties fo:margin-left="0cm" fo:margin-right="0cm" fo:margin-top="0cm" fo:margin-bottom="0cm" style:contextual-spacing="false" fo:orphans="2" fo:widows="2" fo:text-indent="0cm" style:auto-text-indent="false"/>
    </style:style>
    <style:style style:name="P13"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officeooo:paragraph-rsid="001d9951" fo:background-color="#000000" style:font-size-asian="10pt" style:font-size-complex="10pt"/>
    </style:style>
    <style:style style:name="P14" style:family="paragraph" style:parent-style-name="Horizontal_20_Line">
      <style:paragraph-properties fo:margin-top="0cm" fo:margin-bottom="0cm" style:contextual-spacing="false"/>
      <style:text-properties style:font-name="Liberation Serif" fo:font-size="9pt" officeooo:paragraph-rsid="0021be0c" style:font-size-asian="9pt" style:font-size-complex="9pt"/>
    </style:style>
    <style:style style:name="P15" style:family="paragraph" style:parent-style-name="List_20_Contents" style:list-style-name="L1">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16" style:family="paragraph" style:parent-style-name="List_20_Contents" style:list-style-name="L2">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17" style:family="paragraph" style:parent-style-name="List_20_Contents" style:list-style-name="L3">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18" style:family="paragraph" style:parent-style-name="List_20_Contents" style:list-style-name="L4">
      <style:paragraph-properties fo:orphans="2" fo:widows="2"/>
      <style:text-properties fo:font-variant="normal" fo:text-transform="none" fo:color="#000000" loext:opacity="100%" style:font-name="Liberation Serif" fo:font-size="9pt" fo:letter-spacing="normal" fo:font-style="italic" fo:font-weight="normal" officeooo:paragraph-rsid="001d9951" style:font-size-asian="9pt" style:font-size-complex="9pt"/>
    </style:style>
    <style:style style:name="P19" style:family="paragraph" style:parent-style-name="List_20_Contents" style:list-style-name="L6">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20" style:family="paragraph" style:parent-style-name="List_20_Contents" style:list-style-name="L14">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paragraph-rsid="001f06c2" style:font-size-asian="9pt" style:font-size-complex="9pt"/>
    </style:style>
    <style:style style:name="P21" style:family="paragraph" style:parent-style-name="List_20_Contents" style:list-style-name="L14">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22" style:family="paragraph" style:parent-style-name="List_20_Contents" style:list-style-name="L17">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23" style:family="paragraph" style:parent-style-name="List_20_Contents" style:list-style-name="L18">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24" style:family="paragraph" style:parent-style-name="List_20_Contents" style:list-style-name="L18">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25" style:family="paragraph" style:parent-style-name="List_20_Contents" style:list-style-name="L18">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officeooo:paragraph-rsid="001f06c2" style:font-size-asian="9pt" style:font-size-complex="9pt"/>
    </style:style>
    <style:style style:name="P26" style:family="paragraph" style:parent-style-name="List_20_Contents" style:list-style-name="L19">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27" style:family="paragraph" style:parent-style-name="List_20_Contents" style:list-style-name="L21">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28" style:family="paragraph" style:parent-style-name="List_20_Contents" style:list-style-name="L35">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29" style:family="paragraph" style:parent-style-name="List_20_Contents" style:list-style-name="L40">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30" style:family="paragraph" style:parent-style-name="List_20_Contents">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31"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1d9951" style:font-size-asian="9pt" style:font-size-complex="9pt"/>
    </style:style>
    <style:style style:name="P32" style:family="paragraph" style:parent-style-name="List_20_Contents">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rsid="00207f01" officeooo:paragraph-rsid="00207f01" style:font-size-asian="9pt" style:font-size-complex="9pt"/>
    </style:style>
    <style:style style:name="P33" style:family="paragraph" style:parent-style-name="List_20_Contents">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rsid="00207f01" officeooo:paragraph-rsid="00207f01" style:font-size-asian="9pt" style:font-size-complex="9pt"/>
    </style:style>
    <style:style style:name="P34" style:family="paragraph" style:parent-style-name="List_20_Contents">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bold" officeooo:rsid="00207f01" officeooo:paragraph-rsid="00207f01" style:font-size-asian="9pt" style:font-weight-asian="bold" style:font-size-complex="9pt" style:font-weight-complex="bold"/>
    </style:style>
    <style:style style:name="P35" style:family="paragraph" style:parent-style-name="List_20_Contents" style:list-style-name="L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36" style:family="paragraph" style:parent-style-name="List_20_Contents" style:list-style-name="L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37" style:family="paragraph" style:parent-style-name="List_20_Contents" style:list-style-name="L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38" style:family="paragraph" style:parent-style-name="List_20_Contents" style:list-style-name="L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39" style:family="paragraph" style:parent-style-name="List_20_Contents" style:list-style-name="L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0" style:family="paragraph" style:parent-style-name="List_20_Contents" style:list-style-name="L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1" style:family="paragraph" style:parent-style-name="List_20_Contents" style:list-style-name="L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1f06c2" style:font-size-asian="9pt" style:font-size-complex="9pt"/>
    </style:style>
    <style:style style:name="P42" style:family="paragraph" style:parent-style-name="List_20_Contents" style:list-style-name="L8">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3" style:family="paragraph" style:parent-style-name="List_20_Contents" style:list-style-name="L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4" style:family="paragraph" style:parent-style-name="List_20_Contents" style:list-style-name="L8">
      <style:paragraph-properties fo:orphans="2" fo:widows="2"/>
      <style:text-properties fo:font-variant="normal" fo:text-transform="none" fo:color="#484848" loext:opacity="100%" style:font-name="Liberation Serif" fo:font-size="9pt" fo:letter-spacing="normal" fo:font-style="normal" fo:font-weight="normal" officeooo:paragraph-rsid="001f06c2" style:font-size-asian="9pt" style:font-size-complex="9pt"/>
    </style:style>
    <style:style style:name="P45" style:family="paragraph" style:parent-style-name="List_20_Contents" style:list-style-name="L9">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6" style:family="paragraph" style:parent-style-name="List_20_Contents" style:list-style-name="L9">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7" style:family="paragraph" style:parent-style-name="List_20_Contents" style:list-style-name="L1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8" style:family="paragraph" style:parent-style-name="List_20_Contents" style:list-style-name="L1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207f01" style:font-size-asian="9pt" style:font-size-complex="9pt"/>
    </style:style>
    <style:style style:name="P49" style:family="paragraph" style:parent-style-name="List_20_Contents" style:list-style-name="L11">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0" style:family="paragraph" style:parent-style-name="List_20_Contents" style:list-style-name="L11">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1" style:family="paragraph" style:parent-style-name="List_20_Contents" style:list-style-name="L12">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2" style:family="paragraph" style:parent-style-name="List_20_Contents" style:list-style-name="L1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3" style:family="paragraph" style:parent-style-name="List_20_Contents" style:list-style-name="L1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4" style:family="paragraph" style:parent-style-name="List_20_Contents" style:list-style-name="L1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5" style:family="paragraph" style:parent-style-name="List_20_Contents" style:list-style-name="L1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1e272b" style:font-size-asian="9pt" style:font-size-complex="9pt"/>
    </style:style>
    <style:style style:name="P56" style:family="paragraph" style:parent-style-name="List_20_Contents" style:list-style-name="L1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7" style:family="paragraph" style:parent-style-name="List_20_Contents" style:list-style-name="L1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8" style:family="paragraph" style:parent-style-name="List_20_Contents" style:list-style-name="L1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9" style:family="paragraph" style:parent-style-name="List_20_Contents" style:list-style-name="L1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0" style:family="paragraph" style:parent-style-name="List_20_Contents" style:list-style-name="L1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officeooo:paragraph-rsid="00207f01" style:font-size-asian="9pt" style:font-size-complex="9pt"/>
    </style:style>
    <style:style style:name="P61" style:family="paragraph" style:parent-style-name="List_20_Contents" style:list-style-name="L20">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2" style:family="paragraph" style:parent-style-name="List_20_Contents" style:list-style-name="L2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3" style:family="paragraph" style:parent-style-name="List_20_Contents" style:list-style-name="L22">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4" style:family="paragraph" style:parent-style-name="List_20_Contents" style:list-style-name="L2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5" style:family="paragraph" style:parent-style-name="List_20_Contents" style:list-style-name="L23">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6" style:family="paragraph" style:parent-style-name="List_20_Contents" style:list-style-name="L23">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7" style:family="paragraph" style:parent-style-name="List_20_Contents" style:list-style-name="L24">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8" style:family="paragraph" style:parent-style-name="List_20_Contents" style:list-style-name="L2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9" style:family="paragraph" style:parent-style-name="List_20_Contents" style:list-style-name="L2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0" style:family="paragraph" style:parent-style-name="List_20_Contents" style:list-style-name="L2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1" style:family="paragraph" style:parent-style-name="List_20_Contents" style:list-style-name="L2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2" style:family="paragraph" style:parent-style-name="List_20_Contents" style:list-style-name="L2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3" style:family="paragraph" style:parent-style-name="List_20_Contents" style:list-style-name="L2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4" style:family="paragraph" style:parent-style-name="List_20_Contents" style:list-style-name="L2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5" style:family="paragraph" style:parent-style-name="List_20_Contents" style:list-style-name="L28">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6" style:family="paragraph" style:parent-style-name="List_20_Contents" style:list-style-name="L2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7" style:family="paragraph" style:parent-style-name="List_20_Contents" style:list-style-name="L29">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8" style:family="paragraph" style:parent-style-name="List_20_Contents" style:list-style-name="L30">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9" style:family="paragraph" style:parent-style-name="List_20_Contents" style:list-style-name="L3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0" style:family="paragraph" style:parent-style-name="List_20_Contents" style:list-style-name="L31">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1" style:family="paragraph" style:parent-style-name="List_20_Contents" style:list-style-name="L31">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2" style:family="paragraph" style:parent-style-name="List_20_Contents" style:list-style-name="L32">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3" style:family="paragraph" style:parent-style-name="List_20_Contents" style:list-style-name="L3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4" style:family="paragraph" style:parent-style-name="List_20_Contents" style:list-style-name="L33">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5" style:family="paragraph" style:parent-style-name="List_20_Contents" style:list-style-name="L33">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6" style:family="paragraph" style:parent-style-name="List_20_Contents" style:list-style-name="L3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7" style:family="paragraph" style:parent-style-name="List_20_Contents" style:list-style-name="L3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8" style:family="paragraph" style:parent-style-name="List_20_Contents" style:list-style-name="L3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9" style:family="paragraph" style:parent-style-name="List_20_Contents" style:list-style-name="L3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0" style:family="paragraph" style:parent-style-name="List_20_Contents" style:list-style-name="L3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1" style:family="paragraph" style:parent-style-name="List_20_Contents" style:list-style-name="L3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2" style:family="paragraph" style:parent-style-name="List_20_Contents" style:list-style-name="L40">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3" style:family="paragraph" style:parent-style-name="List_20_Contents" style:list-style-name="L4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4" style:family="paragraph" style:parent-style-name="List_20_Contents" style:list-style-name="L41">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5" style:family="paragraph" style:parent-style-name="List_20_Contents" style:list-style-name="L4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6" style:family="paragraph" style:parent-style-name="List_20_Contents" style:list-style-name="L43">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7" style:family="paragraph" style:parent-style-name="List_20_Contents" style:list-style-name="L44">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8" style:family="paragraph" style:parent-style-name="List_20_Contents" style:list-style-name="L4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99" style:family="paragraph" style:parent-style-name="List_20_Contents" style:list-style-name="L4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0" style:family="paragraph" style:parent-style-name="List_20_Contents" style:list-style-name="L4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1" style:family="paragraph" style:parent-style-name="List_20_Contents" style:list-style-name="L4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2" style:family="paragraph" style:parent-style-name="List_20_Contents" style:list-style-name="L4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3" style:family="paragraph" style:parent-style-name="List_20_Contents" style:list-style-name="L4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4" style:family="paragraph" style:parent-style-name="List_20_Contents" style:list-style-name="L49">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5" style:family="paragraph" style:parent-style-name="List_20_Contents" style:list-style-name="L49">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106" style:family="paragraph" style:parent-style-name="List_20_Contents" style:list-style-name="L13">
      <style:paragraph-properties fo:margin-top="0cm" fo:margin-bottom="0cm" style:contextual-spacing="false" fo:orphans="2" fo:widows="2"/>
    </style:style>
    <style:style style:name="P107" style:family="paragraph" style:parent-style-name="List_20_Contents" style:list-style-name="L13">
      <style:paragraph-properties fo:margin-top="0cm" fo:margin-bottom="0cm" style:contextual-spacing="false" fo:orphans="2" fo:widows="2"/>
      <style:text-properties officeooo:paragraph-rsid="0021be0c"/>
    </style:style>
    <style:style style:name="P108" style:family="paragraph" style:parent-style-name="List_20_Contents" style:list-style-name="L29">
      <style:paragraph-properties fo:margin-top="0cm" fo:margin-bottom="0cm" style:contextual-spacing="false" fo:orphans="2" fo:widows="2"/>
    </style:style>
    <style:style style:name="P109" style:family="paragraph" style:parent-style-name="List_20_Contents" style:list-style-name="L39">
      <style:paragraph-properties fo:margin-top="0cm" fo:margin-bottom="0cm" style:contextual-spacing="false" fo:orphans="2" fo:widows="2"/>
    </style:style>
    <style:style style:name="P110" style:family="paragraph" style:parent-style-name="List_20_Contents" style:list-style-name="L41">
      <style:paragraph-properties fo:margin-top="0cm" fo:margin-bottom="0cm" style:contextual-spacing="false" fo:orphans="2" fo:widows="2"/>
    </style:style>
    <style:style style:name="P111" style:family="paragraph" style:parent-style-name="List_20_Contents" style:list-style-name="L43">
      <style:paragraph-properties fo:margin-top="0cm" fo:margin-bottom="0cm" style:contextual-spacing="false" fo:orphans="2" fo:widows="2"/>
    </style:style>
    <style:style style:name="P112" style:family="paragraph" style:parent-style-name="List_20_Contents">
      <style:paragraph-properties fo:margin-left="0cm" fo:margin-right="0cm" fo:orphans="2" fo:widows="2" fo:text-indent="0cm" style:auto-text-indent="false"/>
      <style:text-properties officeooo:paragraph-rsid="00207f01"/>
    </style:style>
    <style:style style:name="P113" style:family="paragraph" style:parent-style-name="List_20_Contents">
      <style:paragraph-properties fo:margin-left="0cm" fo:margin-right="0cm" fo:orphans="2" fo:widows="2" fo:text-indent="0cm" style:auto-text-indent="false"/>
      <style:text-properties style:font-name="Liberation Serif" fo:font-size="9pt" officeooo:paragraph-rsid="00207f01" style:font-size-asian="9pt" style:font-size-complex="9pt"/>
    </style:style>
    <style:style style:name="P114" style:family="paragraph" style:parent-style-name="List_20_Contents">
      <style:paragraph-properties fo:margin-left="0cm" fo:margin-right="0cm" fo:orphans="2" fo:widows="2" fo:text-indent="0cm" style:auto-text-indent="false"/>
      <style:text-properties style:font-name="Liberation Serif" fo:font-size="9pt" fo:font-weight="bold" officeooo:rsid="00207f01" officeooo:paragraph-rsid="00207f01" style:font-size-asian="9pt" style:font-weight-asian="bold" style:font-size-complex="9pt" style:font-weight-complex="bold"/>
    </style:style>
    <style:style style:name="P115" style:family="paragraph" style:parent-style-name="List_20_Contents" style:list-style-name="L13">
      <style:paragraph-properties fo:margin-top="0cm" fo:margin-bottom="0cm" style:contextual-spacing="false" fo:orphans="2" fo:widows="2"/>
      <style:text-properties officeooo:rsid="0021be0c" officeooo:paragraph-rsid="0021be0c"/>
    </style:style>
    <style:style style:name="P116" style:family="paragraph" style:parent-style-name="List_20_Contents">
      <style:paragraph-properties fo:margin-left="0cm" fo:margin-right="0cm" fo:margin-top="0cm" fo:margin-bottom="0cm" style:contextual-spacing="false" fo:orphans="2" fo:widows="2" fo:text-indent="0cm" style:auto-text-indent="false"/>
      <style:text-properties officeooo:rsid="0021be0c" officeooo:paragraph-rsid="0021be0c"/>
    </style:style>
    <style:style style:name="P117" style:family="paragraph" style:parent-style-name="List_20_Heading">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118"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07f01" style:font-size-asian="9pt" style:font-size-complex="9pt"/>
    </style:style>
    <style:style style:name="P119"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1be0c" style:font-size-asian="9pt" style:font-size-complex="9pt"/>
    </style:style>
    <style:style style:name="P120"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rsid="00207f01" officeooo:paragraph-rsid="00207f01" style:font-size-asian="9pt" style:font-size-complex="9pt"/>
    </style:style>
    <style:style style:name="P121"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rsid="0021be0c" officeooo:paragraph-rsid="0021be0c" style:font-size-asian="9pt" style:font-size-complex="9pt"/>
    </style:style>
    <style:style style:name="P122" style:family="paragraph" style:parent-style-name="List_20_Heading">
      <style:paragraph-properties fo:margin-left="0cm" fo:margin-right="0cm" fo:orphans="2" fo:widows="2" fo:text-indent="0cm" style:auto-text-indent="false"/>
      <style:text-properties officeooo:paragraph-rsid="00207f01"/>
    </style:style>
    <style:style style:name="P123" style:family="paragraph" style:parent-style-name="Standard">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207f01" style:font-size-asian="9pt" style:font-size-complex="9pt"/>
    </style:style>
    <style:style style:name="T1" style:family="text">
      <style:text-properties fo:font-weight="bold"/>
    </style:style>
    <style:style style:name="T2" style:family="text">
      <style:text-properties fo:font-weight="bold" officeooo:rsid="001f06c2"/>
    </style:style>
    <style:style style:name="T3" style:family="text">
      <style:text-properties fo:font-weight="bold" officeooo:rsid="00207f01"/>
    </style:style>
    <style:style style:name="T4" style:family="text">
      <style:text-properties fo:font-weight="bold" style:font-weight-asian="bold" style:font-weight-complex="bold"/>
    </style:style>
    <style:style style:name="T5" style:family="text">
      <style:text-properties fo:font-weight="bold" officeooo:rsid="00207f01" style:font-weight-asian="bold" style:font-weight-complex="bold"/>
    </style:style>
    <style:style style:name="T6" style:family="text">
      <style:text-properties fo:font-weight="bold" officeooo:rsid="0021be0c" style:font-weight-asian="bold" style:font-weight-complex="bold"/>
    </style:style>
    <style:style style:name="T7" style:family="text">
      <style:text-properties fo:font-weight="bold" style:font-weight-asian="normal" style:font-weight-complex="normal"/>
    </style:style>
    <style:style style:name="T8" style:family="text">
      <style:text-properties fo:font-weight="bold" officeooo:rsid="0021be0c"/>
    </style:style>
    <style:style style:name="T9" style:family="text">
      <style:text-properties fo:font-variant="normal" fo:text-transform="none" fo:color="#000000" loext:opacity="100%" style:font-name="Liberation Serif" fo:font-size="9pt" fo:letter-spacing="normal" fo:font-style="italic" fo:font-weight="normal" style:font-size-asian="9pt" style:font-size-complex="9pt"/>
    </style:style>
    <style:style style:name="T10" style:family="text">
      <style:text-properties fo:font-variant="normal" fo:text-transform="none" fo:color="#000000" loext:opacity="100%" style:font-name="Liberation Serif" fo:font-size="9pt" fo:letter-spacing="normal" fo:font-style="italic" fo:font-weight="normal" officeooo:rsid="0021be0c" style:font-size-asian="9pt" style:font-size-complex="9pt"/>
    </style:style>
    <style:style style:name="T11" style:family="text">
      <style:text-properties fo:font-variant="normal" fo:text-transform="none" fo:color="#000000" loext:opacity="100%" style:font-name="Liberation Serif" fo:font-size="9pt" fo:letter-spacing="normal" fo:font-style="italic" fo:font-weight="normal" style:font-size-asian="9pt" style:font-style-asian="italic" style:font-size-complex="9pt" style:font-style-complex="italic"/>
    </style:style>
    <style:style style:name="T12" style:family="text">
      <style:text-properties fo:font-variant="normal" fo:text-transform="none" fo:color="#000000" loext:opacity="100%" style:font-name="Liberation Serif" fo:font-size="9pt" fo:letter-spacing="normal" fo:font-style="normal" fo:font-weight="normal" style:font-size-asian="9pt" style:font-size-complex="9pt"/>
    </style:style>
    <style:style style:name="T13" style:family="text">
      <style:text-properties fo:font-variant="normal" fo:text-transform="none" fo:color="#000000" loext:opacity="100%" style:font-name="Liberation Serif" fo:font-size="9pt" fo:letter-spacing="normal" fo:font-style="normal" fo:font-weight="normal" officeooo:rsid="00207f01" style:font-size-asian="9pt" style:font-size-complex="9pt"/>
    </style:style>
    <style:style style:name="T14" style:family="text">
      <style:text-properties fo:font-variant="normal" fo:text-transform="none" fo:color="#000000" loext:opacity="100%" style:font-name="Liberation Serif" fo:font-size="9pt" fo:letter-spacing="normal" fo:font-style="normal" fo:font-weight="bold" style:font-size-asian="9pt" style:font-size-complex="9pt"/>
    </style:style>
    <style:style style:name="T15" style:family="text">
      <style:text-properties fo:font-variant="normal" fo:text-transform="none" fo:color="#000000" loext:opacity="100%" style:font-name="Liberation Serif" fo:font-size="9pt" fo:letter-spacing="normal" fo:font-style="normal" fo:font-weight="bold" style:font-size-asian="9pt" style:font-weight-asian="bold" style:font-size-complex="9pt" style:font-weight-complex="bold"/>
    </style:style>
    <style:style style:name="T16" style:family="text">
      <style:text-properties fo:font-variant="normal" fo:text-transform="none" fo:color="#484848" loext:opacity="100%" style:font-name="Liberation Serif" fo:font-size="9pt" fo:letter-spacing="normal" fo:font-style="normal" fo:font-weight="normal" style:font-size-asian="9pt" style:font-size-complex="9pt"/>
    </style:style>
    <style:style style:name="T17" style:family="text">
      <style:text-properties fo:font-variant="normal" fo:text-transform="none" fo:color="#484848" loext:opacity="100%" style:font-name="Liberation Serif" fo:font-size="9pt" fo:letter-spacing="normal" fo:font-style="normal" fo:font-weight="normal" officeooo:rsid="00207f01" style:font-size-asian="9pt" style:font-size-complex="9pt"/>
    </style:style>
    <style:style style:name="T18" style:family="text">
      <style:text-properties fo:font-variant="normal" fo:text-transform="none" fo:color="#484848" loext:opacity="100%" style:font-name="Liberation Serif" fo:font-size="9pt" fo:letter-spacing="normal" fo:font-style="normal" fo:font-weight="normal" officeooo:rsid="0021be0c" style:font-size-asian="9pt" style:font-size-complex="9pt"/>
    </style:style>
    <style:style style:name="T19" style:family="text">
      <style:text-properties fo:font-variant="normal" fo:text-transform="none" fo:color="#484848" loext:opacity="100%" style:font-name="Liberation Serif" fo:font-size="9pt" fo:letter-spacing="normal" fo:font-style="italic" fo:font-weight="normal" style:font-size-asian="9pt" style:font-style-asian="italic" style:font-size-complex="9pt" style:font-style-complex="italic"/>
    </style:style>
    <style:style style:name="T20" style:family="text">
      <style:text-properties fo:color="#000000" loext:opacity="100%" fo:font-style="italic"/>
    </style:style>
    <style:style style:name="T21" style:family="text">
      <style:text-properties fo:color="#000000" loext:opacity="100%" fo:font-style="italic" officeooo:rsid="001e272b"/>
    </style:style>
    <style:style style:name="T22" style:family="text">
      <style:text-properties fo:color="#000000" loext:opacity="100%" fo:font-style="italic" officeooo:rsid="001f06c2"/>
    </style:style>
    <style:style style:name="T23" style:family="text">
      <style:text-properties fo:color="#000000" loext:opacity="100%" fo:font-style="italic" officeooo:rsid="00207f01"/>
    </style:style>
    <style:style style:name="T24" style:family="text">
      <style:text-properties fo:color="#000000" loext:opacity="100%" fo:font-style="italic" style:font-weight-asian="normal" style:font-weight-complex="normal"/>
    </style:style>
    <style:style style:name="T25" style:family="text">
      <style:text-properties officeooo:rsid="001d9951"/>
    </style:style>
    <style:style style:name="T26" style:family="text">
      <style:text-properties officeooo:rsid="001e272b"/>
    </style:style>
    <style:style style:name="T27" style:family="text">
      <style:text-properties officeooo:rsid="001f06c2"/>
    </style:style>
    <style:style style:name="T28" style:family="text">
      <style:text-properties fo:font-style="italic" fo:font-weight="bold" officeooo:rsid="001f06c2" style:font-style-asian="italic" style:font-weight-asian="bold" style:font-style-complex="italic" style:font-weight-complex="bold"/>
    </style:style>
    <style:style style:name="T29" style:family="text">
      <style:text-properties fo:color="#484848" loext:opacity="100%" fo:font-style="normal" officeooo:rsid="001f06c2"/>
    </style:style>
    <style:style style:name="T30" style:family="text">
      <style:text-properties officeooo:rsid="00207f01"/>
    </style:style>
    <style:style style:name="T31" style:family="text">
      <style:text-properties fo:font-weight="normal" style:font-weight-asian="normal" style:font-weight-complex="normal"/>
    </style:style>
    <style:style style:name="T32" style:family="text">
      <style:text-properties style:font-weight-asian="normal" style:font-weight-complex="normal"/>
    </style:style>
    <style:style style:name="T33" style:family="text">
      <style:text-properties officeooo:rsid="00207f01" style:font-weight-asian="normal" style:font-weight-complex="normal"/>
    </style:style>
    <style:style style:name="T34" style:family="text">
      <style:text-properties officeooo:rsid="0021be0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man</text:span> – wyświetla stronę manuala dla polecenia 'program'</text:p>
      <text:list text:style-name="L1">
        <text:list-item>
          <text:p text:style-name="P15">man program</text:p>
        </text:list-item>
      </text:list>
      <text:p text:style-name="P1"/>
      <text:p text:style-name="P8"><text:span text:style-name="T1">info</text:span> – podobnie jak man, wyświetla stronę pomocy dla polecenia 'program'.Gdy nie znajdzie info, szuka strony man i ja wyświetla.</text:p>
      <text:list text:style-name="L2">
        <text:list-item>
          <text:p text:style-name="P16">info program, pinfo program</text:p>
        </text:list-item>
      </text:list>
      <text:p text:style-name="P1"/>
      <text:p text:style-name="P6"><text:span text:style-name="T1">--help</text:span> – każdy program ma opcję --help lub -h, która wyświetla krótką pomoc</text:p>
      <text:list text:style-name="L3">
        <text:list-item>
          <text:p text:style-name="P17">jakis_program –help</text:p>
        </text:list-item>
      </text:list>
      <text:p text:style-name="P123"><text:span text:style-name="T3">clear</text:span> – <text:span text:style-name="T30">czyści okno terminala (lub CTRL + L)</text:span></text:p>
      <text:h text:style-name="P3" text:outline-level="2">Logowanie</text:h>
      <text:p text:style-name="P7"><text:span text:style-name="T1">logout</text:span> – komenda służąca do wylogowania się z terminala</text:p>
      <text:p text:style-name="P1"/>
      <text:p text:style-name="P7"><text:span text:style-name="T1">exit</text:span> – <text:span text:style-name="T25">służy</text:span> do zakończenia procesu powłoki: tcsh, bash, itp. Może być używana w skryptach. <text:span text:style-name="T25">Z</text:span>wr<text:span text:style-name="T25">aca</text:span> kod wyjścia ze skryptu:</text:p>
      <text:list text:style-name="L4">
        <text:list-item>
          <text:p text:style-name="P18">exit, exit 127</text:p>
        </text:list-item>
      </text:list>
      <text:p text:style-name="P1"/>
      <text:p text:style-name="P7"><text:span text:style-name="T1">passwd</text:span> – zmień hasło użytkownika</text:p>
      <text:p text:style-name="P1"/>
      <text:p text:style-name="P7"><text:span text:style-name="T1">^D</text:span> – (Ctrl-D) wysyła komunikat EOF (end-of-file) do terminala</text:p>
      <text:p text:style-name="P5">Oznacza koniec wprowadzania danych. W powłoce 'bash' skutkuje zazwyczaj zamknięciem terminala</text:p>
      <text:p text:style-name="P1"/>
      <text:p text:style-name="P7"><text:span text:style-name="T1">whoami</text:span> – wyświetla nazwę użytkownika</text:p>
      <text:p text:style-name="P1"/>
      <text:p text:style-name="P7"><text:span text:style-name="T1">id</text:span> – wyświetla obecną nazwę i grupę użytkownika oraz ich numery (UID i GID)</text:p>
      <text:p text:style-name="P1"/>
      <text:p text:style-name="P7"><text:span text:style-name="T1">su</text:span> – komenda do przelogowania się jako inny użytkownik (su, od 'switch user'). Pozwala, w tym samym terminalu, zmienić <text:tab/>uprawnienia do wykonywania komend chwilowo na innego użytkownika (zmienić aktualny UID i GID)</text:p>
      <text:list text:style-name="L5">
        <text:list-item>
          <text:p text:style-name="P35"><text:span text:style-name="T20">su username</text:span> – zmień użytkownika na użytkownika o nazwie 'username'</text:p>
        </text:list-item>
        <text:list-item>
          <text:p text:style-name="P36"><text:span text:style-name="T20">su - username  </text:span> – zmień użytkownika, wyczyść zmienne środowiskowe i ustaw nowe wartości zmiennych HOME, SHELL, USER, LOGNAME, PATH</text:p>
        </text:list-item>
      </text:list>
      <text:p text:style-name="P1"/>
      <text:p text:style-name="P6"><text:span text:style-name="T1">finger</text:span> – wypisuje wszystkich użytkowników obecnie zalogowanych na danej maszynie (i ich terminale)</text:p>
      <text:list text:style-name="L6">
        <text:list-item>
          <text:p text:style-name="P19">finger</text:p>
        </text:list-item>
        <text:list-item>
          <text:p text:style-name="P37"><text:span text:style-name="T20">finger @komputer</text:span> – użytkownicy zalogowani na komputerze o nazwie 'komputer;</text:p>
        </text:list-item>
        <text:list-item>
          <text:p text:style-name="P37"><text:span text:style-name="T20">finger username</text:span> – wypisuje informacje o użytkowniku 'username' i wszystkie terminale na których jest zalogowany</text:p>
        </text:list-item>
        <text:list-item>
          <text:p text:style-name="P38"><text:span text:style-name="T20">finger Marek</text:span> – wypisuje informacje o wszystkich użytkownikach o imieniu 'marek'</text:p>
        </text:list-item>
      </text:list>
      <text:p text:style-name="P1"/>
      <text:p text:style-name="P12"><text:span text:style-name="T14">w</text:span><text:span text:style-name="T12"> – podobnie jak finger wypisuje zalogowanych użytkowników i ich aktywne terminale</text:span></text:p>
      <text:h text:style-name="P2" text:outline-level="2">Podstawowe komendy</text:h>
      <text:p text:style-name="P6"><text:span text:style-name="T1">cd</text:span> – zmienia aktualny katalog (od 'change directory')</text:p>
      <text:list text:style-name="L7">
        <text:list-item>
          <text:p text:style-name="P39"><text:span text:style-name="T20">cd dirname</text:span> – zmienia aktualny katalog na 'dirname'</text:p>
        </text:list-item>
        <text:list-item>
          <text:p text:style-name="P39"><text:span text:style-name="T20">cd dir1/dir2/dir3</text:span> – wchodzi do katalogu 'dir3', który jest w katalogu 'dir2', który jest w 'dir1'</text:p>
        </text:list-item>
        <text:list-item>
          <text:p text:style-name="P39"><text:span text:style-name="T20">cd  </text:span> – z dowolnego miejsca, zmienia katalog na domowy</text:p>
        </text:list-item>
        <text:list-item>
          <text:p text:style-name="P39"><text:span text:style-name="T20">cd ..</text:span> – przechodzi do katalogu o jeden wyższego w drzewie katalogów niż obecny</text:p>
        </text:list-item>
        <text:list-item>
          <text:p text:style-name="P39"><text:span text:style-name="T20">cd /home/dir</text:span> – z dowolnego miejsca, przechodzi do katalogu zaczynając od początku drzewa: /</text:p>
        </text:list-item>
        <text:list-item>
          <text:p text:style-name="P40"><text:span text:style-name="T20">cd - </text:span> – przechodzi do poprzedniego katalogu</text:p>
        </text:list-item>
        <text:list-item>
          <text:p text:style-name="P41"><text:span text:style-name="T22">cd </text:span><text:span text:style-name="T20">/ </text:span> – przechodzi do <text:span text:style-name="T27">poziomu katalogu root (korzenia- nadrzędnego katalogu drzewa linux)</text:span></text:p>
        </text:list-item>
        <text:list-item>
          <text:p text:style-name="P41"><text:span text:style-name="T20">cd </text:span><text:span text:style-name="T22">~</text:span><text:span text:style-name="T20"> </text:span> – przechodzi do <text:span text:style-name="T27">katalogu home</text:span></text:p>
        </text:list-item>
      </text:list>
      <text:p text:style-name="P1"/>
      <text:p text:style-name="P7"><text:span text:style-name="T1">pwd</text:span> – wypisuje ścieżkę obecnego katalogu (od 'print working directory')</text:p>
      <text:p text:style-name="P1"/>
      <text:p text:style-name="P6"><text:span text:style-name="T1">ls</text:span> – listuje katalog</text:p>
      <text:list text:style-name="L8">
        <text:list-item>
          <text:p text:style-name="P42"><text:span text:style-name="T20">ls</text:span> – listuje katalog . (ls .)</text:p>
        </text:list-item>
        <text:list-item>
          <text:p text:style-name="P42"><text:span text:style-name="T20">ls plik1 plik2 plik3</text:span> – listuje tylko wymienione pliki</text:p>
        </text:list-item>
        <text:list-item>
          <text:p text:style-name="P42"><text:span text:style-name="T20">ls *.txt</text:span> – wypisze wszystkie pliki o nazwie kończącej się na '.txt'</text:p>
        </text:list-item>
        <text:list-item>
          <text:p text:style-name="P42"><text:span text:style-name="T20">ls katalog1 katalog2</text:span> – listuje wymienione katalogi</text:p>
        </text:list-item>
        <text:list-item>
          <text:p text:style-name="P42"><text:span text:style-name="T20">ls -l</text:span> – szczegółowa lista <text:span text:style-name="T27">z rozmiarem (w bajtach)</text:span></text:p>
        </text:list-item>
        <text:list-item>
          <text:p text:style-name="P42"><text:span text:style-name="T20">ls -a</text:span> – wypisuje również ukryte pliki (czyli te których nazwa zaczyna się kropką)</text:p>
        </text:list-item>
        <text:list-item>
          <text:p text:style-name="P42"><text:span text:style-name="T20">ls -R</text:span> – listuje katalogi rekursywnie (czyli wyświetla również zawartość podkatalogów)</text:p>
        </text:list-item>
        <text:list-item>
          <text:p text:style-name="P43"><text:span text:style-name="T20">ls -d</text:span> – wyświetla tylko nazwy katalogów, tak jak zwyczajnych plików, czyli nie listuje ich zawartości</text:p>
        </text:list-item>
        <text:list-item>
          <text:p text:style-name="P44"><text:span text:style-name="T20">ls -l</text:span><text:span text:style-name="T28">h </text:span>– szczegółowa lista <text:span text:style-name="T27">z rozmiarem (w kilobajtach)</text:span></text:p>
        </text:list-item>
      </text:list>
      <text:p text:style-name="P1"/>
      <text:p text:style-name="P6"><text:span text:style-name="T1">cat</text:span> – wypisuje wszystkie podane mu pliki na standardowe wyjście</text:p>
      <text:list text:style-name="L9">
        <text:list-item>
          <text:p text:style-name="P45"><text:span text:style-name="T20">cat plik</text:span> – jeśli nie przekierujemy standardowego wyjścia do innego pliku (&gt;, &gt;&gt;) lub programu (|), to wypisze plik na ekran</text:p>
        </text:list-item>
        <text:list-item>
          <text:p text:style-name="P46"><text:span text:style-name="T20">cat plik1 plik2 plik3</text:span> – wypisze po kolei zawartość wszystkich plików</text:p>
        </text:list-item>
      </text:list>
      <text:p text:style-name="P120">==============================================================================================</text:p>
      <text:p text:style-name="P118"><text:span text:style-name="T5">head -5 plik.txt </text:span><text:span text:style-name="T33">- </text:span><text:span text:style-name="T32"> wypisuje </text:span><text:span text:style-name="T33">wskazana liczbe linii na terminalu z pliku txt (w tym 5)</text:span></text:p>
      <text:p text:style-name="P33"><text:span text:style-name="T33">=</text:span><text:span text:style-name="T32">=============================================================================================</text:span></text:p>
      <text:p text:style-name="P118"><text:span text:style-name="T5">tail -5 plik.txt </text:span><text:span text:style-name="T33">-  wypisuje wskazana liczbe linii na terminalu z końca pliku txt (w tym 5)</text:span></text:p>
      <text:p text:style-name="P118"><text:soft-page-break/><text:span text:style-name="T7">tac</text:span><text:span text:style-name="T31"> – wypisuje wszystkie podane mu pliki na standardowe wyjście, ale w odwraca kolejność linii</text:span></text:p>
      <text:list xml:id="list1524094423" text:style-name="L10">
        <text:list-item>
          <text:p text:style-name="P48"><text:span text:style-name="T24">tac plik1 plik2</text:span><text:span text:style-name="T31"> – wypisze połączone oba pliki, od ostatniej do pierwszej linii</text:span></text:p>
        </text:list-item>
      </text:list>
      <text:p text:style-name="P113"><text:span text:style-name="T30">==============================================================================================</text:span></text:p>
      <text:p text:style-name="P114">grep „Litwo” pan.tadeusz.txt – <text:span text:style-name="T31">wyświetli wszystkie wiersze zawierające słowo „Litwo” </text:span></text:p>
      <text:list xml:id="list231152891801576" text:continue-numbering="true" text:style-name="L10">
        <text:list-item>
          <text:p text:style-name="P47"><text:span text:style-name="T23">grep -v</text:span>– <text:span text:style-name="T30">wyszukuje tylko linie, które nie zawierają wzorca</text:span></text:p>
        </text:list-item>
        <text:list-item>
          <text:p text:style-name="P48"><text:span text:style-name="T23">grep -i</text:span>– <text:span text:style-name="T30">ignoruje wielkość wyszukiwanych liter we wzorcu</text:span></text:p>
        </text:list-item>
        <text:list-item>
          <text:p text:style-name="P48"><text:span text:style-name="T23">grep -r</text:span>– <text:span text:style-name="T30">przeszukuje rekursywnie wszystkie pliki ze ścieżki w poszukiwaniu wzorca</text:span></text:p>
        </text:list-item>
        <text:list-item>
          <text:p text:style-name="P48"><text:span text:style-name="T23">grep -c</text:span>– <text:span text:style-name="T30">zwraca ilość linii, które zawierają wzorzec</text:span></text:p>
        </text:list-item>
      </text:list>
      <text:p text:style-name="P1"/>
      <text:p text:style-name="P6"><text:span text:style-name="T1">echo</text:span> – powtarza na standardowym wyjściu słowa podane w argumencie</text:p>
      <text:list text:style-name="L11">
        <text:list-item>
          <text:p text:style-name="P49"><text:span text:style-name="T20">echo costam wypisz, czy echo "costam wypisz"</text:span> – wypisze 'costam wypisz' i zakończy znakiem nowej linii</text:p>
        </text:list-item>
        <text:list-item>
          <text:p text:style-name="P49"><text:span text:style-name="T20">echo -n "costam wypisz"</text:span> – po wypisaniu argumentów, nie wypisze znaku nowej linii</text:p>
        </text:list-item>
        <text:list-item>
          <text:p text:style-name="P50"><text:span text:style-name="T20">echo $HOME</text:span> – wypisuje zawartość zmiennej środowiskowej HOME</text:p>
        </text:list-item>
      </text:list>
      <text:p text:style-name="P1"/>
      <text:p text:style-name="P7"><text:span text:style-name="T1">wc</text:span> – liczy linie, słowa, i znaki w pliku, gdy nie podamy argumentu, czyta ze standardowego wejścia</text:p>
      <text:list text:style-name="L12">
        <text:list-item>
          <text:p text:style-name="P51"><text:span text:style-name="T20">cat plik1 plik2 | wc -l</text:span> – policzy wszystkie linie z połączonych plików plik1 plik2</text:p>
        </text:list-item>
        <text:list-item>
          <text:p text:style-name="P51"><text:span text:style-name="T20">wc plik</text:span> – wypisze linie słowa i znaki oraz nazwę pliku</text:p>
        </text:list-item>
        <text:list-item>
          <text:p text:style-name="P51"><text:span text:style-name="T20">wc -m</text:span> – tylko znaki (lub --chars)</text:p>
        </text:list-item>
        <text:list-item>
          <text:p text:style-name="P51"><text:span text:style-name="T20">wc -l</text:span> – tylko linie (lub --lines)</text:p>
        </text:list-item>
        <text:list-item>
          <text:p text:style-name="P52"><text:span text:style-name="T20">wc -w</text:span> – tylko słowa (lib --words)</text:p>
        </text:list-item>
      </text:list>
      <text:p text:style-name="P1"/>
      <text:p text:style-name="P6"><text:span text:style-name="T1">less</text:span> – wygodne i szybkie przeglądanie plików tekstowych – <text:span text:style-name="T34">dzieli plik jako njedną stronę</text:span></text:p>
      <text:list xml:id="list3871443017" text:style-name="L13">
        <text:list-item>
          <text:p text:style-name="P106"><text:span text:style-name="T9">less plik</text:span><text:span text:style-name="T16"> – wyświetla zawartość pliku i pozwala przewijać strony (q-wyjście)</text:span></text:p>
        </text:list-item>
        <text:list-item>
          <text:p text:style-name="P115"><text:span text:style-name="T11">less -N</text:span><text:span text:style-name="T16"> – dodatkowo numeruje wiersze</text:span></text:p>
        </text:list-item>
      </text:list>
      <text:p text:style-name="P14"/>
      <text:p text:style-name="P119"><text:span text:style-name="T8">more</text:span> – wygodne i szybkie przeglądanie plików tekstowych – <text:span text:style-name="T34">dzieli plik na podstrony</text:span></text:p>
      <text:list xml:id="list231151345275639" text:continue-numbering="true" text:style-name="L13">
        <text:list-item>
          <text:p text:style-name="P107"><text:span text:style-name="T10">more</text:span><text:span text:style-name="T9"> plik</text:span><text:span text:style-name="T16"> – wyświetla zawartość pliku i pozwala przewijać strony (q-wyjście)</text:span></text:p>
        </text:list-item>
        <text:list-item>
          <text:p text:style-name="P115"><text:span text:style-name="T11">less -N</text:span><text:span text:style-name="T16"> – dodatkowo numeruje wiersze</text:span></text:p>
        </text:list-item>
      </text:list>
      <text:p text:style-name="P14"/>
      <text:p text:style-name="P121"><text:span text:style-name="T6">d</text:span><text:span text:style-name="T4">ate –</text:span><text:span text:style-name="T32"> aktualny czas</text:span></text:p>
      <text:p text:style-name="P119"><text:span text:style-name="T6">watch</text:span>– <text:span text:style-name="T34">wykonuje komendę wielokrotnie (wpisz samo watch – uzyskasz pomoc)</text:span></text:p>
      <text:list xml:id="list231152346518428" text:continue-numbering="true" text:style-name="L13">
        <text:list-item>
          <text:p text:style-name="P107"><text:span text:style-name="T18">watch -n 1 date</text:span><text:span text:style-name="T16">– wyświetla </text:span><text:span text:style-name="T18">datę i czas w 1 sekundowych odstępach</text:span></text:p>
        </text:list-item>
      </text:list>
      <text:p text:style-name="P116"><text:span text:style-name="T16"/></text:p>
      <text:h text:style-name="P2" text:outline-level="2">Pliki i katalogi</text:h>
      <text:p text:style-name="P9"><text:span text:style-name="T1">t</text:span><text:span text:style-name="T2">ree</text:span> – <text:span text:style-name="T27">wyświetla drzewo katalogów i plików</text:span></text:p>
      <text:list xml:id="list634463086" text:style-name="L14">
        <text:list-item>
          <text:p text:style-name="P20"><text:span text:style-name="T27">tree </text:span>-<text:span text:style-name="T27">L &lt;katalog&gt;</text:span></text:p>
        </text:list-item>
      </text:list>
      <text:p text:style-name="P1"/>
      <text:p text:style-name="P6"><text:span text:style-name="T1">touch</text:span> – zmienia czas dostępu i modyfikacji pliku, lub jeśli plik nie istnieje - tworzy go.</text:p>
      <text:list xml:id="list231152364092445" text:continue-numbering="true" text:style-name="L14">
        <text:list-item>
          <text:p text:style-name="P21">touch plik</text:p>
        </text:list-item>
      </text:list>
      <text:p text:style-name="P1"/>
      <text:p text:style-name="P6"><text:span text:style-name="T1">cp</text:span> – kopiuje plik, <text:span text:style-name="T26">katalog</text:span></text:p>
      <text:list text:style-name="L15">
        <text:list-item>
          <text:p text:style-name="P53"><text:span text:style-name="T20">cp plik1 plik2</text:span> – stworzy ./plik2 identyczny z plik1</text:p>
        </text:list-item>
        <text:list-item>
          <text:p text:style-name="P53"><text:span text:style-name="T20">cp plik3 katalog/jakis</text:span>– s<text:span text:style-name="T26">kopiuje</text:span> plik<text:span text:style-name="T26">3</text:span> <text:span text:style-name="T26">do </text:span>katalog/jakis/plik3<text:tab/></text:p>
        </text:list-item>
        <text:list-item>
          <text:p text:style-name="P53"><text:span text:style-name="T20">cp pom.* podkatalog/</text:span> – skopiuje wszystkie pliki zaczynające się na 'pom.' do ./podkatalog/</text:p>
        </text:list-item>
        <text:list-item>
          <text:p text:style-name="P54"><text:span text:style-name="T20">cp plik5 ~/katalog/jakis/pliczek</text:span> – stworzy plik ~/katalog/jakis/pliczek</text:p>
        </text:list-item>
        <text:list-item>
          <text:p text:style-name="P55"><text:span text:style-name="T20">cp </text:span><text:span text:style-name="T21">-r katalog1</text:span><text:span text:style-name="T20"> /</text:span><text:span text:style-name="T21">jakis/inny/kat</text:span> – s<text:span text:style-name="T26">kopiuje katalog1 do lokalizacji /jakis/inny/kat</text:span></text:p>
        </text:list-item>
      </text:list>
      <text:p text:style-name="P1"/>
      <text:p text:style-name="P6"><text:span text:style-name="T1">mv</text:span> – przesuwa plik (tym samym służy również do zmiany nazwy). <text:span text:style-name="T30">W linux nie ma komendy rename, mv tjb. Ją zastępuje</text:span></text:p>
      <text:list text:style-name="L16">
        <text:list-item>
          <text:p text:style-name="P56"><text:span text:style-name="T20">mv plik1 plik2</text:span> – zmieni nazwę pliku z ./plik1 na plik2</text:p>
        </text:list-item>
        <text:list-item>
          <text:p text:style-name="P56"><text:span text:style-name="T20">mv plik3 katalog/jakis/</text:span>– przesunie plik<text:span text:style-name="T30">3 </text:span><text:s/>do ../katalog/jakis/plik3. <text:span text:style-name="T30">Jesli plik o nazwie plik3 jest już w docelowym katalogu, to zostanie nadpisany</text:span></text:p>
        </text:list-item>
        <text:list-item>
          <text:p text:style-name="P56"><text:span text:style-name="T20">mv plik4 podkatalog/</text:span> – przesunie plik ./podkatalog/plik4</text:p>
        </text:list-item>
        <text:list-item>
          <text:p text:style-name="P57"><text:span text:style-name="T20">mv plik5 katalog/jakis/pli</text:span><text:span text:style-name="T23">k66</text:span> – przesunie i zmieni nazwę <text:span text:style-name="T30">plik5 na plik55</text:span> ~/katalog/jakis/pli<text:span text:style-name="T30">k55</text:span></text:p>
        </text:list-item>
      </text:list>
      <text:p text:style-name="P1"/>
      <text:p text:style-name="P6"><text:span text:style-name="T1">rm</text:span> – kasuje plik/<text:span text:style-name="T30">katalog</text:span></text:p>
      <text:list text:style-name="L17">
        <text:list-item>
          <text:p text:style-name="P22">rm plik -</text:p>
        </text:list-item>
        <text:list-item>
          <text:p text:style-name="P58"><text:span text:style-name="T20">rm -r katalog</text:span> – kasuje wszystko w katalogu i wszystkie jego podkatalogi (--recursive)</text:p>
        </text:list-item>
        <text:list-item>
          <text:p text:style-name="P59"><text:span text:style-name="T20">rm -f plik</text:span> – nie pyta się czy skasować (--force)</text:p>
        </text:list-item>
        <text:list-item>
          <text:p text:style-name="P60"><text:span text:style-name="T20">rm -</text:span><text:span text:style-name="T23">d</text:span><text:span text:style-name="T20"> plik</text:span> – <text:span text:style-name="T30">usuwa tylko pusty katalog</text:span></text:p>
        </text:list-item>
      </text:list>
      <text:p text:style-name="P1"/>
      <text:p text:style-name="P6"><text:span text:style-name="T1">mkdir</text:span> – tworzy katalog</text:p>
      <text:list text:style-name="L18">
        <text:list-item>
          <text:p text:style-name="P23">mkdir moj_nowy_katalog</text:p>
        </text:list-item>
        <text:list-item>
          <text:p text:style-name="P24">mkdir ./home/users/ja/moj_nowy_katalog</text:p>
        </text:list-item>
        <text:list-item>
          <text:p text:style-name="P25">mkdir -<text:span text:style-name="T27">p aaa/bbb/ccc </text:span><text:span text:style-name="T29">– tworzy całe drzewo katalogów aaa/bbb/ccc</text:span></text:p>
        </text:list-item>
      </text:list>
      <text:p text:style-name="P1"/>
      <text:p text:style-name="P6"><text:span text:style-name="T1">rmdir</text:span> – usuwa pusty katalog</text:p>
      <text:list text:style-name="L19">
        <text:list-item>
          <text:p text:style-name="P26">rmdir katalog</text:p>
        </text:list-item>
      </text:list>
      <text:p text:style-name="P1"/>
      <text:p text:style-name="P7"><text:span text:style-name="T1">chmod</text:span> – zmienia prawa dostępu do pliku grupy użytkowników: u - user, g - group, o - others, a - all</text:p>
      <text:p text:style-name="P5"><text:soft-page-break/>prawa dostępu: r - read, w - write, x - execute</text:p>
      <text:list text:style-name="L20">
        <text:list-item>
          <text:p text:style-name="P61"><text:span text:style-name="T20">chmod o+r plik</text:span> – udziel innym prawo do czytania pliku</text:p>
        </text:list-item>
        <text:list-item>
          <text:p text:style-name="P61"><text:span text:style-name="T20">chmod a-x plik</text:span> – zabierz wszystkim prawo do wykonywania pliku</text:p>
        </text:list-item>
        <text:list-item>
          <text:p text:style-name="P61"><text:span text:style-name="T20">chmod g=rw plik</text:span> – ustaw prawa do czytania i pisania dla swojej grupy</text:p>
        </text:list-item>
        <text:list-item>
          <text:p text:style-name="P62"><text:span text:style-name="T20">chmod -R go+w katalog</text:span> – ustawia prawa wszystkim plikom w katalogu i jego podkatalogach (--recursive)</text:p>
        </text:list-item>
      </text:list>
      <text:p text:style-name="P1"/>
      <text:p text:style-name="P7"><text:span text:style-name="T1">locate</text:span> – wypisuje gdzie ostatnio, na tym komputerze, był widziany plik o podanej nazwie (lub fragmencie nazwy)</text:p>
      <text:p text:style-name="P1"/>
      <text:p text:style-name="P7"><text:span text:style-name="T1">locate raport.txt</text:span> – locate pdf</text:p>
      <text:p text:style-name="P1"/>
      <text:p text:style-name="P6"><text:span text:style-name="T1">find</text:span> – przejrzyj katalog w poszukiwaniu danego pliku</text:p>
      <text:list text:style-name="L21">
        <text:list-item>
          <text:p text:style-name="P27">find . -name raport.txt, <text:tab/>find /home/user -name "rap*xt"</text:p>
        </text:list-item>
      </text:list>
      <text:h text:style-name="P2" text:outline-level="2">Przekierowania</text:h>
      <text:p text:style-name="P7"><text:span text:style-name="T1">&gt;</text:span> – przekierowanie wyjścia z programu do pliku. Standardowym wyjściem każdego programu jest ekran (konsola tekstowa) a<text:tab/><text:tab/> standardowym wejściem jest klawiatura. Można te wejścia i wyjścia przekierowywać dowolnie.</text:p>
      <text:list text:style-name="L22">
        <text:list-item>
          <text:p text:style-name="P63"><text:span text:style-name="T20">echo "ala ma kota" &gt; plik.txt</text:span> – wyjście z programu echo wpisze do pliku plik.txt</text:p>
        </text:list-item>
        <text:list-item>
          <text:p text:style-name="P64"><text:span text:style-name="T20">ls -l &gt; lista.dat</text:span> – wypisze listę plików do pliku lista.dat</text:p>
        </text:list-item>
      </text:list>
      <text:p text:style-name="P1"/>
      <text:p text:style-name="P6"><text:span text:style-name="T1">&gt;&gt;</text:span> – doklejenie wyjścia z programu na koniec pliku</text:p>
      <text:list text:style-name="L23">
        <text:list-item>
          <text:p text:style-name="P65"><text:span text:style-name="T20">echo "ala ma psa" &gt;&gt; plik.txt</text:span> – dopisze "ala ma psa" na koniec pliku plik.txt</text:p>
        </text:list-item>
        <text:list-item>
          <text:p text:style-name="P66"><text:span text:style-name="T20">ls -l &gt; lista.dat</text:span> – wypisze listę plików do pliku lista.dat</text:p>
        </text:list-item>
      </text:list>
      <text:p text:style-name="P1"/>
      <text:p text:style-name="P6"><text:span text:style-name="T1">|</text:span> – przekierowanie wyjścia jednego programu na wejście drugiego</text:p>
      <text:list text:style-name="L24">
        <text:list-item>
          <text:p text:style-name="P67"><text:span text:style-name="T20">cat plik.txt | wc -l</text:span> – cat wypisuje plik.txt na wyjście które przekierowujemy na program liczący wiersze.</text:p>
        </text:list-item>
        <text:list-item>
          <text:p text:style-name="P67"><text:span text:style-name="T20">ls -l | lpr</text:span> – program drukujący 'lpr' dostanie na wejście listę plików</text:p>
        </text:list-item>
        <text:list-item>
          <text:p text:style-name="P68"><text:span text:style-name="T20">cat plik.txt | tac | grep "coś" | head &gt; cosie.txt</text:span> – wypisanie pliku.txt na program 'tac', który odwraca kolejność wierszy, wynik tego przekierowany na 'grep', który wypisze tylko linie zawierające słowo "coś", wynik tego wysłany na program 'head', który pośle dalej tylko pierwsze 10 wierszy na wyjście, które przekierowaliśmy do pliku cosie.txt.</text:p>
        </text:list-item>
      </text:list>
      <text:p text:style-name="P1"/>
      <text:p text:style-name="P6"><text:span text:style-name="T1">&gt;!</text:span> – przekierowanie do pliku. Działa podobnie jak &gt;, ale kontynuuje nawet gdy plik już istnienie. Działa w "tcsh".</text:p>
      <text:list text:style-name="L25">
        <text:list-item>
          <text:p text:style-name="P69"><text:span text:style-name="T20">echo "ala ma kota" &gt; plik.txt</text:span> – gdy plik.txt istnieje, ta komenda może się nie powieść.</text:p>
        </text:list-item>
        <text:list-item>
          <text:p text:style-name="P69"><text:span text:style-name="T20">echo "ala ma kota" &gt;! plik.txt</text:span> – konieczne będzie użycie wykrzyknika &gt;!</text:p>
        </text:list-item>
        <text:list-item>
          <text:p text:style-name="P70"><text:span text:style-name="T20">echo "ala ma kota" &gt;| plik.txt</text:span> – to samo tylko w 'bash'</text:p>
        </text:list-item>
      </text:list>
      <text:p text:style-name="P1"/>
      <text:p text:style-name="P6"><text:span text:style-name="T1">&lt;</text:span> – przekierowanie pliku jako standardowego wejścia.</text:p>
      <text:list text:style-name="L26">
        <text:list-item>
          <text:p text:style-name="P71"><text:span text:style-name="T20">szachy &lt; ruchy.txt</text:span> – jeśli program szachy przyjmuje ruchy na standardowe wejście, możemy te ruchy spisać do pliku i podać programowi w ten sposób</text:p>
        </text:list-item>
        <text:list-item>
          <text:p text:style-name="P72"><text:span text:style-name="T20">cat ruchy.txt | szachy</text:span> – to samo można też zrobić tak</text:p>
        </text:list-item>
      </text:list>
      <text:p text:style-name="P1"/>
      <text:p text:style-name="P6"><text:span text:style-name="T1">&lt;&lt;</text:span> – podanie na wejście następujących później linii.</text:p>
      <text:list text:style-name="L27">
        <text:list-item>
          <text:p text:style-name="P73"><text:span text:style-name="T20">szachy &lt;&lt; DO_KONCA<text:line-break/>E2-B4<text:line-break/>H5-A1<text:line-break/>C6-F5<text:line-break/>DO_KONCA</text:span> – podanie tzw. dokumentu w miejscu. Wszystkie następujące linie między etykietami 'DO_KONCA' będą podane na standardowe wejście programu 'szachy'.</text:p>
        </text:list-item>
        <text:list-item>
          <text:p text:style-name="P73"><text:span text:style-name="T20">echo "E2-B4<text:line-break/>H5-A1<text:line-break/>C6-F5" | szachy</text:span> – to samo można też zrobić tak</text:p>
        </text:list-item>
        <text:list-item>
          <text:p text:style-name="P74"><text:span text:style-name="T20">echo -e "E2-B4\nH5-A1\nC6-F5" | szachy</text:span> – to samo można też zrobić tak</text:p>
        </text:list-item>
      </text:list>
      <text:p text:style-name="P1"/>
      <text:p text:style-name="P6"><text:span text:style-name="T1">2&gt;</text:span> – przekierowanie standardowego wyjścia dla błędów do pliku. Oprócz standardowego wyjścia i wejścia, każdy program ma jeszcze standardowe wyjście dla błędów. Je też możemy przekierowywać, na przykład w inne miejsce niż wyjście zwykłe. Działa w "bash", nie w "tcsh".</text:p>
      <text:list text:style-name="L28">
        <text:list-item>
          <text:p text:style-name="P75"><text:span text:style-name="T20">find -name "plik.*" &gt;znalezione.log 2&gt;bledy.log</text:span> – pliki znalezione przez 'find' wylądują w znalezione.log, komunikaty o błędach nie zaciemnią nam wyniku i wpiszą się do innego pliku – bledy.log</text:p>
        </text:list-item>
        <text:list-item>
          <text:p text:style-name="P75"><text:span text:style-name="T20">cp -r dane/ backup/ 2&gt;error.log</text:span> – jeśli podczas kopiowania całego katalogu wystąpią błędy, wszystkie komunikaty zostaną wpisane do error.log</text:p>
        </text:list-item>
        <text:list-item>
          <text:p text:style-name="P76"><text:span text:style-name="T20">( ls &gt; plik.log ) &gt;&amp; plik.err</text:span> – w 'tcsh' nie można przekierować samego wyjścia dla błędów, stąd konieczność takiej konstrukcji.</text:p>
        </text:list-item>
      </text:list>
      <text:p text:style-name="P1"/>
      <text:p text:style-name="P6"><text:span text:style-name="T1">&amp;&gt; lub &gt;&amp;</text:span> – przekierowanie obu wyjść do pliku.</text:p>
      <text:list text:style-name="L29">
        <text:list-item>
          <text:p text:style-name="P77"><text:span text:style-name="T20">ls &gt;&amp; plik.log</text:span> – standardowe wyjście i standardowe wyjście dla błędów jest przekierowane do plik.log</text:p>
        </text:list-item>
        <text:list-item>
          <text:p text:style-name="P77"><text:span text:style-name="T20">ls &gt;plik.log 2&gt;&amp;1</text:span> – to samo, ale działa tylko w 'bash'. Przekierowanie wyjścia, a potem skopiowanie go na wyjście dla błędów.</text:p>
        </text:list-item>
        <text:list-item>
          <text:p text:style-name="P108"><text:span text:style-name="T9">ls &amp;&gt; plik.log</text:span><text:span text:style-name="T16"> – to samo co &gt;&amp; ale w notacji bardziej właściwej dla 'bash'.</text:span></text:p>
        </text:list-item>
      </text:list>
      <text:h text:style-name="P2" text:outline-level="2">Procesy</text:h>
      <text:p text:style-name="P6"><text:span text:style-name="T1">ps</text:span> – wypisuje procesy uruchomione na komputerze</text:p>
      <text:list text:style-name="L30">
        <text:list-item>
          <text:p text:style-name="P78"><text:soft-page-break/><text:span text:style-name="T20">ps</text:span> – wyświetla procesy uruchomione przez użytkownika</text:p>
        </text:list-item>
        <text:list-item>
          <text:p text:style-name="P78"><text:span text:style-name="T20">ps a</text:span> – wyświetl również procesy innych użytkowników</text:p>
        </text:list-item>
        <text:list-item>
          <text:p text:style-name="P78"><text:span text:style-name="T20">ps -l, ps -f, ps -F</text:span> – więcej informacji o procesach (od: long, full, extra full)</text:p>
        </text:list-item>
        <text:list-item>
          <text:p text:style-name="P78"><text:span text:style-name="T20">ps f</text:span> – wyświetla drzewo zależności procesów (od: forest)</text:p>
        </text:list-item>
        <text:list-item>
          <text:p text:style-name="P79"><text:span text:style-name="T20">ps --help</text:span> – :P</text:p>
        </text:list-item>
      </text:list>
      <text:p text:style-name="P1"/>
      <text:p text:style-name="P6"><text:span text:style-name="T1">bg</text:span> – uruchamia na nowo zatrzymane (Ctrl-Z) zadanie, ale w tle, tak jakby zostało ono uruchomione z &amp;</text:p>
      <text:list text:style-name="L31">
        <text:list-item>
          <text:p text:style-name="P80"><text:span text:style-name="T20">bg</text:span> – uruchamia ostatnio zatrzymane zadanie</text:p>
        </text:list-item>
        <text:list-item>
          <text:p text:style-name="P81"><text:span text:style-name="T20">bg NUMER</text:span> – uruchamia zadanie o danym numerze na liście zatrzymanych zadań (jobs)</text:p>
        </text:list-item>
      </text:list>
      <text:p text:style-name="P1"/>
      <text:p text:style-name="P6"><text:span text:style-name="T1">fg</text:span> – uruchamia na nowo zatrzymane (Ctrl-Z) zadanie, na pierwszym planie</text:p>
      <text:list text:style-name="L32">
        <text:list-item>
          <text:p text:style-name="P82"><text:span text:style-name="T20">fg</text:span> – uruchamia ostatnio zatrzymane zadanie</text:p>
        </text:list-item>
        <text:list-item>
          <text:p text:style-name="P83"><text:span text:style-name="T20">fg NUMER</text:span> – uruchamia zadanie o danym numerze na liście zatrzymanych zadań (jobs)</text:p>
        </text:list-item>
      </text:list>
      <text:p text:style-name="P1"/>
      <text:p text:style-name="P7"><text:span text:style-name="T1">jobs</text:span> – wyświetla listę zatrzymanych zadań</text:p>
      <text:p text:style-name="P1"/>
      <text:p text:style-name="P7"><text:span text:style-name="T1">kill</text:span> – zabija podany proces</text:p>
      <text:p text:style-name="P5">PID - jest to numer identyfikacyjny procesu (process id), można go odczytać np. używając polecenia ps</text:p>
      <text:list text:style-name="L33">
        <text:list-item>
          <text:p text:style-name="P84"><text:span text:style-name="T20">kill PID</text:span> – wysyła do procesu o numerze PID sygnał do przerwania procesu</text:p>
        </text:list-item>
        <text:list-item>
          <text:p text:style-name="P85"><text:span text:style-name="T20">kill -KILL PID</text:span> – zabija proces bez pytania</text:p>
        </text:list-item>
      </text:list>
      <text:p text:style-name="P1"/>
      <text:p text:style-name="P6"><text:span text:style-name="T1">&amp;</text:span> – modyfikator który pozwala uruchomić od razu proces w tle.</text:p>
      <text:list text:style-name="L34">
        <text:list-item>
          <text:p text:style-name="P86"><text:span text:style-name="T20">xcalc &amp;</text:span> – uruchamia program xcalc w tle, dzięki temu mamy wolną konsole</text:p>
        </text:list-item>
      </text:list>
      <text:p text:style-name="P1"/>
      <text:p text:style-name="P7"><text:span text:style-name="T1">top</text:span> – interaktywne narzędzie do monitorowania procesów</text:p>
      <text:p text:style-name="P5">Sortuje procesy po ich bieżącym użyciu procesora, po użyciu pamięci, itp.</text:p>
      <text:p text:style-name="P5"/>
      <text:p text:style-name="P11"/>
      <text:h text:style-name="P2" text:outline-level="2">Edytory</text:h>
      <text:p text:style-name="P7"><text:span text:style-name="T1">vim</text:span> – zaawansowany edytor tekstowy w trybie tekstowym</text:p>
      <text:p text:style-name="P5">Vi iMproved - nowa wersja znanego edytora Vi. Posiada</text:p>
      <text:list text:style-name="L35">
        <text:list-item>
          <text:p text:style-name="P28">podświetlanie składni dla wielu języków programowania</text:p>
        </text:list-item>
        <text:list-item>
          <text:p text:style-name="P28">możliwość edycji kilku plików na raz</text:p>
        </text:list-item>
        <text:list-item>
          <text:p text:style-name="P28">bogatego helpa</text:p>
        </text:list-item>
        <text:list-item>
          <text:p text:style-name="P28">bardzo zaawansowane funkcje edycji</text:p>
        </text:list-item>
      </text:list>
      <text:p text:style-name="P1"/>
      <text:p text:style-name="P7"><text:span text:style-name="T1">gvim</text:span> – vim w trybie graficznym</text:p>
      <text:p text:style-name="P1"/>
      <text:p text:style-name="P7"><text:span text:style-name="T1">emacs</text:span> – zaawansowany edytor tekstowy w trybie graficznym</text:p>
      <text:p text:style-name="P5">Emacs podobnie jak Vim jest wszechstronnym edytorem obsługującym wiele języków i posiadającym bogate funkcje.</text:p>
      <text:p text:style-name="P1"/>
      <text:p text:style-name="P7"><text:span text:style-name="T1">uemacs</text:span> – edytor tekstowy w trybie tekstowym</text:p>
      <text:p text:style-name="P5">Micro Emacs jest tekstową wersją Emacsa</text:p>
      <text:p text:style-name="P1"/>
      <text:p text:style-name="P7"><text:span text:style-name="T1">joe</text:span> – prosty edytor tekstowy</text:p>
      <text:p text:style-name="P5">Joe's Own Editor. Nadaje się do pisania prostych dokumentów</text:p>
      <text:p text:style-name="P1"/>
      <text:p text:style-name="P7"><text:span text:style-name="T1">mcedit</text:span> – edytor tekstowy w trybie tekstowym</text:p>
      <text:p text:style-name="P5">mcedit jest wbudowanym w Midnight Commandera edytorem.</text:p>
      <text:p text:style-name="P31">Posiada m.in. podświetlanie składni.</text:p>
      <text:p text:style-name="P34">nano plik.txt <text:span text:style-name="T31">– edytor plików tekstowych</text:span></text:p>
      <text:h text:style-name="P4" text:outline-level="2">Sieć<text:bookmark text:name="r__data_siec_txt"/></text:h>
      <text:p text:style-name="P1"/>
      <text:p text:style-name="P7"><text:span text:style-name="T1">pine</text:span> – program do obsługi poczty</text:p>
      <text:p text:style-name="P5">Bardzo dobry, szybki i wygodny program do sprawdzania i wysyłania poczty elektronicznej. Jego największą zaletą jest to, że działa w trybie tekstowym, więc można uruchomić go na zdalnym terminalu.</text:p>
      <text:p text:style-name="P1"/>
      <text:p text:style-name="P7"><text:span text:style-name="T1">ssh</text:span> – program do zdalnego logowania używając szyfrowanego połączenia. Umożliwia logowanie <text:tab/>się na dowolny komputer na świecie, przy czym połączenie jest bezpieczne dzięki algorytmom szyfrującym opartym na kluczach RSA.</text:p>
      <text:list text:style-name="L36">
        <text:list-item>
          <text:p text:style-name="P87"><text:span text:style-name="T20">ssh anatres</text:span> – zaloguje mnie na 'antares'a</text:p>
        </text:list-item>
        <text:list-item>
          <text:p text:style-name="P87"><text:span text:style-name="T20">ssh ja@anatres</text:span> – zaloguje mnie jako użytkownika 'ja' na 'antares'a</text:p>
        </text:list-item>
        <text:list-item>
          <text:p text:style-name="P88"><text:span text:style-name="T20">ssh ja@antares komenda</text:span> – zaloguje mnie tylko by wykonać na 'antares'ie komendę</text:p>
        </text:list-item>
      </text:list>
      <text:p text:style-name="P1"/>
      <text:p text:style-name="P7"><text:span text:style-name="T1">scp</text:span> – program do kopiowania plików używając szyfrowanego połączenia SSH. <text:span text:style-name="T25">S</text:span>cp łączy się z podanym serwerem i kopiuje podane <text:tab/>pliki między oboma komputerami. 'scp'do połączenia używa programu 'ssh'</text:p>
      <text:list text:style-name="L37">
        <text:list-item>
          <text:p text:style-name="P89"><text:span text:style-name="T20">scp plik ja@antares:~/moje_pliki/</text:span> – skopiuje plik do mojego katalogu na antaresie ~/moje_pliki/</text:p>
        </text:list-item>
        <text:list-item>
          <text:p text:style-name="P90"><text:span text:style-name="T20">scp ja@antares:/var/log/plik .</text:span> – do bieżącego katalogu skopiuje podany plik z antaresa</text:p>
        </text:list-item>
      </text:list>
      <text:p text:style-name="P1"/>
      <text:p text:style-name="P6"><text:span text:style-name="T1">rlogin</text:span> – prosty protokół zdalnego logowania</text:p>
      <text:list text:style-name="L38">
        <text:list-item>
          <text:p text:style-name="P91"><text:soft-page-break/><text:span text:style-name="T20">rlogin antares</text:span> – zaloguje mnie na 'antares'a</text:p>
        </text:list-item>
      </text:list>
      <text:p text:style-name="P1"/>
      <text:p text:style-name="P6"><text:span text:style-name="T1">ping</text:span> – program diagnostyczny sprawdzający czy istnieje połączenie sieciowe z danym komputerem.</text:p>
      <text:list text:style-name="L39">
        <text:list-item>
          <text:p text:style-name="P109"><text:span text:style-name="T9">ping antares.astrouw.edu.pl</text:span><text:span text:style-name="T16"> – sprawdzamy czy antares odpowiada (i jak szybko)</text:span></text:p>
        </text:list-item>
      </text:list>
      <text:p text:style-name="P122"><text:span text:style-name="T15">wget https://wolnelektury.pl/media/book/txt/pan-tadeusz.txt </text:span><text:span text:style-name="T12">– </text:span><text:span text:style-name="T13">pobierze plik pan-tadeusz.txt ze strony</text:span></text:p>
      <text:p text:style-name="P112"><text:span text:style-name="T17"/></text:p>
      <text:h text:style-name="P2" text:outline-level="2">Dyski</text:h>
      <text:p text:style-name="P6"><text:span text:style-name="T1">df</text:span> – wypisuje rozmiary i ilość dostępnego miejsca na zamontowanych dyskach (w kilobajtach i w procentach)</text:p>
      <text:list text:style-name="L40">
        <text:list-item>
          <text:p text:style-name="P29">df</text:p>
        </text:list-item>
        <text:list-item>
          <text:p text:style-name="P92"><text:span text:style-name="T20">df /dev/sda1</text:span> – ogranicz wyniki tylko do jednej partycji</text:p>
        </text:list-item>
        <text:list-item>
          <text:p text:style-name="P92"><text:span text:style-name="T20">df -h</text:span> – wyświetl rozmiary w wygodnych dla użytkownika jednostkach (human readable)</text:p>
        </text:list-item>
        <text:list-item>
          <text:p text:style-name="P93"><text:span text:style-name="T20">df -m</text:span> – rozmiary w megabajtach</text:p>
        </text:list-item>
      </text:list>
      <text:p text:style-name="P1"/>
      <text:p text:style-name="P6"><text:span text:style-name="T1">du</text:span> – policz rozmiary katalogów i plików zawartych w podanym katalogu</text:p>
      <text:list text:style-name="L41">
        <text:list-item>
          <text:p text:style-name="P94"><text:span text:style-name="T20">du</text:span> – rozmiar obecnego katalogu</text:p>
        </text:list-item>
        <text:list-item>
          <text:p text:style-name="P94"><text:span text:style-name="T20">du katalog</text:span> – policz rozmiar podanego katalogu</text:p>
        </text:list-item>
        <text:list-item>
          <text:p text:style-name="P94"><text:span text:style-name="T20">du -s</text:span> – wypisz tylko sumę, a nie rozmiary poszczególnych podkatalogów</text:p>
        </text:list-item>
        <text:list-item>
          <text:p text:style-name="P94"><text:span text:style-name="T20">du -sm</text:span> – wypisz tylko sumę dla każdego katalogu i podaj rozmiar w megabajtach</text:p>
        </text:list-item>
        <text:list-item>
          <text:p text:style-name="P110"><text:span text:style-name="T9">du -sm dir* | sort -n</text:span><text:span text:style-name="T16"> – posortuj wyniki od najmniejszego do największego z podanych katalogów</text:span></text:p>
        </text:list-item>
      </text:list>
      <text:h text:style-name="P2" text:outline-level="2">Środowisko</text:h>
      <text:p text:style-name="P6"><text:span text:style-name="T1">which</text:span> – wypisuje gdzie znajduje się plik z programem o podanej nazwie</text:p>
      <text:list text:style-name="L42">
        <text:list-item>
          <text:p text:style-name="P95"><text:span text:style-name="T20">which ls</text:span> – zlokalizuj plik, który zostanie uruchomiony po wywołaniu komendy 'ls'</text:p>
        </text:list-item>
      </text:list>
      <text:p text:style-name="P1"/>
      <text:p text:style-name="P7"><text:span text:style-name="T1">env</text:span> – wypisuje aktualne wartości wszystkich zmiennych środowiskowych</text:p>
      <text:p text:style-name="P1"/>
      <text:p text:style-name="P6"><text:span text:style-name="T1">alias</text:span> – ustawia i wypisuje definicje skrótowych komend ('aliasów'), które są obecnie ustawione w środowisku</text:p>
      <text:list text:style-name="L43">
        <text:list-item>
          <text:p text:style-name="P96"><text:span text:style-name="T20">alias</text:span> – wypisuje aliasy</text:p>
        </text:list-item>
        <text:list-item>
          <text:p text:style-name="P111"><text:span text:style-name="T9">alias ls 'ls --color=auto'</text:span><text:span text:style-name="T16"> – definiuje nowy alias o nazwie 'ls' i podanej treści</text:span></text:p>
        </text:list-item>
      </text:list>
      <text:p text:style-name="P10"/>
      <text:p text:style-name="P10"/>
      <text:h text:style-name="P4" text:outline-level="2">Urządzenia systemowe</text:h>
      <text:p text:style-name="P6"><text:span text:style-name="T1">/dev/null</text:span> – studnia bez dna. Urządzenie do którego możemy pisać do woli, a wszystko co wpiszemy przepada.</text:p>
      <text:list text:style-name="L44">
        <text:list-item>
          <text:p text:style-name="P97"><text:span text:style-name="T20">find -name "plik.*" 2&gt;/dev/null</text:span> – jeśli wsród wyników szukania nie chcemy oglądać komunikatów o błędach</text:p>
        </text:list-item>
        <text:list-item>
          <text:p text:style-name="P97"><text:span text:style-name="T20">latex plik.tex &gt;/dev/null</text:span> – program wykona wszystkie czynności, ale nie zaśmieci nam konsoli logami</text:p>
        </text:list-item>
        <text:list-item>
          <text:p text:style-name="P98"><text:span text:style-name="T20">licz &gt;/dev/null 2&gt;/dev/null &amp;</text:span> – jeśli chcemy puścić program w tle, a potem się wylogować (zamknąć konsole), musimy przekierować wyjścia z programu tak, aby nie próbował pisać do nieistniejącego już urządzenia. Urządzenie 'null' jest zawsze.</text:p>
        </text:list-item>
      </text:list>
      <text:p text:style-name="P1"/>
      <text:p text:style-name="P6"><text:span text:style-name="T1">/dev/zero</text:span> – składnica zer. Jest to urządzenie do czytania, które nigdy się nie kończy. Można z niego wczytać dowolną liczbę bajtów, a wszystkie będą równe zero.</text:p>
      <text:list text:style-name="L45">
        <text:list-item>
          <text:p text:style-name="P99"><text:span text:style-name="T20">dd if=/dev/zero of=zera.txt count=1000</text:span> – wczyta tysiąc zer do pliku 'zera.txt'.</text:p>
        </text:list-item>
        <text:list-item>
          <text:p text:style-name="P99"><text:span text:style-name="T20">cat /dev/zero</text:span> – radzę nie próbować</text:p>
        </text:list-item>
        <text:list-item>
          <text:p text:style-name="P100"><text:span text:style-name="T20">head -c 10 /dev/zero &gt; zera.txt</text:span> – wypisze pierwsze 10 bajtów z '/dev/zero' do pliku 'zera.txt'. W wyniku mamy plik z dziesięcioma zerami.</text:p>
        </text:list-item>
      </text:list>
      <text:p text:style-name="P1"/>
      <text:p text:style-name="P6"><text:span text:style-name="T1">/dev/random</text:span> – zbiór liczb losowych. Jest to urządzenie do czytania, które daje prawdziwie losowe dane. Korzysta przy tym z systemowego zbiornika entropii, który jest uzupełniany dzięki różnym przejawom aktywności użytkownika. Zbiór ten może się wyczerpać, dlatego nie należy z niego czytać wielu liczb na raz.</text:p>
      <text:list text:style-name="L46">
        <text:list-item>
          <text:p text:style-name="P101"><text:span text:style-name="T20">od -t x1 -N 100 /dev/random</text:span> – wypisze pierwsze 100 losowych bajtów z urządzenia /dev/random na ekran (w systemie szesnastkowym)</text:p>
        </text:list-item>
      </text:list>
      <text:p text:style-name="P1"/>
      <text:p text:style-name="P6"><text:span text:style-name="T1">/dev/urandom</text:span> – zbiór liczba pseudolosowych. Jest to urządzenie do czytania, które podaje liczby pseudolosowe. Ma ich do dyspozycji dowolnie dużo.</text:p>
      <text:list text:style-name="L47">
        <text:list-item>
          <text:p text:style-name="P102"><text:span text:style-name="T20">od -t d1 -N 100 /dev/urandom</text:span> – wypisze pierwsze 100 bajtów z urządzenia /dev/urandom na ekran (w systemie dziesiętnym)</text:p>
        </text:list-item>
      </text:list>
      <text:p text:style-name="P1"/>
      <text:p text:style-name="P6"><text:span text:style-name="T1">/dev/stdin</text:span> – standardowe wejście aktualnego procesu. Każdy proces który próbuje czytać z tego urządzenia, dostanie zawartość własnego wejścia.</text:p>
      <text:list text:style-name="L48">
        <text:list-item>
          <text:p text:style-name="P103"><text:span text:style-name="T20">echo "ma kota" | cat ala.txt /dev/stdin</text:span> – program cat połączy zawartość pliku ala.txt z tym co dostał na standardowe wejście</text:p>
        </text:list-item>
      </text:list>
      <text:p text:style-name="P1"/>
      <text:p text:style-name="P6"><text:span text:style-name="T1">/dev/stdout</text:span> – standardowe wyjście aktualnego programu. Gdy proces wypisze coś do pliku /dev/stdout, pojawi się to na jego standardowym wyjściu.</text:p>
      <text:list text:style-name="L49">
        <text:list-item>
          <text:p text:style-name="P104"><text:span text:style-name="T20">a2ps --output plik.ps plik.txt</text:span> – program a2ps stworzy dokument postscript w pliku plik.ps</text:p>
        </text:list-item>
        <text:list-item>
          <text:p text:style-name="P105"><text:span text:style-name="T20">a2ps --output /dev/stdout plik.txt</text:span> – program a2ps wypisze dokument na ekran (jego standardowe wyjście)</text:p>
        </text:list-item>
      </text:list>
      <text:p text:style-name="P1"/>
      <text:p text:style-name="P117"><text:span text:style-name="T1">/dev/stderr</text:span> – standardowe wyjście dla błędów aktualnego programu. Gdy proces wypisze coś do pliku /dev/stderr, pojawi się to na jego standardowym wyjściu dla błędów.</text:p>
      <text:p text:style-name="P30"><text:soft-page-break/></text:p>
      <text:p text:style-name="P32">Przełączniki:</text:p>
      <text:p text:style-name="P32">-f <text:tab/>force – nie pyta o pozwolenie (tzw. tryb cichy)</text:p>
      <text:p text:style-name="P32">-r<text:tab/>recursive – kopiowanie/usuwanie katalogu łącznie z podkatalogami</text:p>
      <text:p text:style-name="P32">-d<text:tab/>directory – np. usunie tylko pusty katalog</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21:56:26.689927576</meta:creation-date>
    <dc:date>2023-11-15T23:11:50.655763244</dc:date>
    <meta:editing-duration>PT3H42M2S</meta:editing-duration>
    <meta:editing-cycles>5</meta:editing-cycles>
    <meta:generator>LibreOffice/7.4.7.2$Linux_X86_64 LibreOffice_project/40$Build-2</meta:generator>
    <meta:document-statistic meta:table-count="0" meta:image-count="0" meta:object-count="0" meta:page-count="6" meta:paragraph-count="244" meta:word-count="2689" meta:character-count="17907" meta:non-whitespace-character-count="15397"/>
  </office:meta>
</office:document-meta>
</file>